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80" style:font-name="DejaVu Sans Mono" fo:font-weight="bold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80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tyle="italic"/>
    </style:style>
    <style:style style:name="T3" style:family="text">
      <style:text-properties style:font-name="DejaVu Sans Mono" fo:font-weight="bold"/>
    </style:style>
    <style:style style:name="T4" style:family="text">
      <style:text-properties fo:color="#008000"/>
    </style:style>
    <style:style style:name="T5" style:family="text">
      <style:text-properties fo:color="#008000" style:font-name="DejaVu Sans Mono" fo:font-weight="bold"/>
    </style:style>
    <style:style style:name="T6" style:family="text">
      <style:text-properties fo:color="#660e7a" style:font-name="DejaVu Sans Mono" fo:font-weight="bold"/>
    </style:style>
    <style:style style:name="T7" style:family="text">
      <style:text-properties fo:color="#000080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fo:color="#c37522" style:font-name="DejaVu Sans Mono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2">create_table </text:span><text:span text:style-name="T5">"group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title"</text:span></text:p>
      <text:p text:style-name="P2"><text:span text:style-name="T4"><text:s text:c="4"/></text:span><text:span text:style-name="T9">t</text:span><text:span text:style-name="T1">.text <text:s text:c="4"/></text:span><text:span text:style-name="T5">"description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/>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item_component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integer <text:s/></text:span><text:span text:style-name="T5">"item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item_component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quantity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7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7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item_component_id"</text:span><text:span text:style-name="T1">], </text:span><text:span text:style-name="T6">name</text:span><text:span text:style-name="T1">: </text:span><text:span text:style-name="T5">"index_item_components_on_item_component_id"</text:span></text:p>
      <text:p text:style-name="P2"><text:span text:style-name="T4"><text:s text:c="4"/></text:span><text:span text:style-name="T9">t</text:span><text:span text:style-name="T1">.index [</text:span><text:span text:style-name="T5">"item_id"</text:span><text:span text:style-name="T1">], </text:span><text:span text:style-name="T6">name</text:span><text:span text:style-name="T1">: </text:span><text:span text:style-name="T5">"index_item_components_on_item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item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titl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od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item_typ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stat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referenc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domai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haracteristics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mac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serie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quantity"</text:span></text:p>
      <text:p text:style-name="P2"><text:span text:style-name="T4"><text:s text:c="4"/></text:span><text:span text:style-name="T9">t</text:span><text:span text:style-name="T1">.</text:span><text:span text:style-name="T2">float <text:s text:c="3"/></text:span><text:span text:style-name="T5">"value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5"/>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items_owners"</text:span><text:span text:style-name="T1">, </text:span><text:span text:style-name="T6">id</text:span><text:span text:style-name="T1">: </text:span><text:span text:style-name="T8">false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integer </text:span><text:span text:style-name="T5">"owner_id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</text:span><text:span text:style-name="T2">integer </text:span><text:span text:style-name="T5">"item_id"</text:span><text:span text:style-name="T1">, <text:s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item_id"</text:span><text:span text:style-name="T1">, </text:span><text:span text:style-name="T5">"owner_id"</text:span><text:span text:style-name="T1">], </text:span><text:span text:style-name="T6">name</text:span><text:span text:style-name="T1">: </text:span><text:span text:style-name="T5">"index_items_owners_on_item_id_and_owner_id"</text:span></text:p>
      <text:p text:style-name="P2"><text:span text:style-name="T4"><text:s text:c="4"/></text:span><text:span text:style-name="T9">t</text:span><text:span text:style-name="T1">.index [</text:span><text:span text:style-name="T5">"owner_id"</text:span><text:span text:style-name="T1">, </text:span><text:span text:style-name="T5">"item_id"</text:span><text:span text:style-name="T1">], </text:span><text:span text:style-name="T6">name</text:span><text:span text:style-name="T1">: </text:span><text:span text:style-name="T5">"index_items_owners_on_owner_id_and_item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kit_comment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comments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kit_id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kit_id"</text:span><text:span text:style-name="T1">], </text:span><text:span text:style-name="T6">name</text:span><text:span text:style-name="T1">: </text:span><text:span text:style-name="T5">"index_kit_comments_on_kit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kit_component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integer <text:s/></text:span><text:span text:style-name="T5">"kit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kitComponent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quantity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kitComponent_id"</text:span><text:span text:style-name="T1">], </text:span><text:span text:style-name="T6">name</text:span><text:span text:style-name="T1">: </text:span><text:span text:style-name="T5">"index_kit_components_on_kitComponent_id"</text:span></text:p>
      <text:p text:style-name="P2"><text:span text:style-name="T4"><text:s text:c="4"/></text:span><text:span text:style-name="T9">t</text:span><text:span text:style-name="T1">.index [</text:span><text:span text:style-name="T5">"kit_id"</text:span><text:span text:style-name="T1">], </text:span><text:span text:style-name="T6">name</text:span><text:span text:style-name="T1">: </text:span><text:span text:style-name="T5">"index_kit_components_on_kit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kit_item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integer <text:s/></text:span><text:span text:style-name="T5">"kit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item_id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quantity"</text:span></text:p>
      <text:p text:style-name="P2"><text:soft-page-break/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item_id"</text:span><text:span text:style-name="T1">], </text:span><text:span text:style-name="T6">name</text:span><text:span text:style-name="T1">: </text:span><text:span text:style-name="T5">"index_kit_items_on_item_id"</text:span></text:p>
      <text:p text:style-name="P2"><text:span text:style-name="T4"><text:s text:c="4"/></text:span><text:span text:style-name="T9">t</text:span><text:span text:style-name="T1">.index [</text:span><text:span text:style-name="T5">"kit_id"</text:span><text:span text:style-name="T1">], </text:span><text:span text:style-name="T6">name</text:span><text:span text:style-name="T1">: </text:span><text:span text:style-name="T5">"index_kit_items_on_kit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kit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title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number_elements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od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kit_typ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stat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referenc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domai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purpos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omments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</text:span><text:span text:style-name="T2">integer <text:s/></text:span><text:span text:style-name="T5">"item_id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serie"</text:span></text:p>
      <text:p text:style-name="P2"><text:span text:style-name="T4"><text:s text:c="4"/></text:span><text:span text:style-name="T9">t</text:span><text:span text:style-name="T1">.index [</text:span><text:span text:style-name="T5">"item_id"</text:span><text:span text:style-name="T1">], </text:span><text:span text:style-name="T6">name</text:span><text:span text:style-name="T1">: </text:span><text:span text:style-name="T5">"index_kits_on_item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kits_owners"</text:span><text:span text:style-name="T1">, </text:span><text:span text:style-name="T6">id</text:span><text:span text:style-name="T1">: </text:span><text:span text:style-name="T8">false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integer </text:span><text:span text:style-name="T5">"owner_id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</text:span><text:span text:style-name="T2">integer </text:span><text:span text:style-name="T5">"kit_id"</text:span><text:span text:style-name="T1">, <text:s text:c="2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kit_id"</text:span><text:span text:style-name="T1">, </text:span><text:span text:style-name="T5">"owner_id"</text:span><text:span text:style-name="T1">], </text:span><text:span text:style-name="T6">name</text:span><text:span text:style-name="T1">: </text:span><text:span text:style-name="T5">"index_kits_owners_on_kit_id_and_owner_id"</text:span></text:p>
      <text:p text:style-name="P2"><text:span text:style-name="T4"><text:s text:c="4"/></text:span><text:span text:style-name="T9">t</text:span><text:span text:style-name="T1">.index [</text:span><text:span text:style-name="T5">"owner_id"</text:span><text:span text:style-name="T1">, </text:span><text:span text:style-name="T5">"kit_id"</text:span><text:span text:style-name="T1">], </text:span><text:span text:style-name="T6">name</text:span><text:span text:style-name="T1">: </text:span><text:span text:style-name="T5">"index_kits_owners_on_owner_id_and_kit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loan_log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actio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omment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loan_id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index [</text:span><text:span text:style-name="T5">"loan_id"</text:span><text:span text:style-name="T1">], </text:span><text:span text:style-name="T6">name</text:span><text:span text:style-name="T1">: </text:span><text:span text:style-name="T5">"index_loan_logs_on_loan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loan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titl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url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referenc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versio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extensio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fil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purpos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stat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domain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owner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cod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name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role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titl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type"</text:span></text:p>
      <text:p text:style-name="P2"><text:soft-page-break/><text:span text:style-name="T4"><text:s text:c="4"/></text:span><text:span text:style-name="T9">t</text:span><text:span text:style-name="T1">.datetime </text:span><text:span text:style-name="T5">"created_at"</text:span><text:span text:style-name="T1">, 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user_historie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datetime </text:span><text:span text:style-name="T5">"last_sign_in_at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last_sign_in_ip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5"/>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2"><text:span text:style-name="T7"><text:s text:c="2"/></text:span><text:span text:style-name="T2">create_table </text:span><text:span text:style-name="T5">"user_model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institutional_email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function"</text:span></text:p>
      <text:p text:style-name="P2"><text:span text:style-name="T4"><text:s text:c="4"/></text:span><text:span text:style-name="T9">t</text:span><text:span text:style-name="T1">.</text:span><text:span text:style-name="T2">integer <text:s/></text:span><text:span text:style-name="T5">"sign_in_count"</text:span></text:p>
      <text:p text:style-name="P2"><text:span text:style-name="T4"><text:s text:c="4"/></text:span><text:span text:style-name="T9">t</text:span><text:span text:style-name="T1">.boolean <text:s/></text:span><text:span text:style-name="T5">"remember_me_toke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urrent_sign_in_ip"</text:span></text:p>
      <text:p text:style-name="P2"><text:span text:style-name="T4"><text:s text:c="4"/></text:span><text:span text:style-name="T9">t</text:span><text:span text:style-name="T1">.datetime </text:span><text:span text:style-name="T5">"current_sign_in_at"</text:span></text:p>
      <text:p text:style-name="P2"><text:span text:style-name="T4"><text:s text:c="4"/></text:span><text:span text:style-name="T9">t</text:span><text:span text:style-name="T1">.boolean <text:s/></text:span><text:span text:style-name="T5">"reset_password_token"</text:span></text:p>
      <text:p text:style-name="P2"><text:span text:style-name="T4"><text:s text:c="4"/></text:span><text:span text:style-name="T9">t</text:span><text:span text:style-name="T1">.datetime </text:span><text:span text:style-name="T5">"reset_password_at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10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10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</text:span><text:span text:style-name="T2">integer <text:s/></text:span><text:span text:style-name="T5">"user_id"</text:span></text:p>
      <text:p text:style-name="P2"><text:span text:style-name="T4"><text:s text:c="4"/></text:span><text:span text:style-name="T9">t</text:span><text:span text:style-name="T1">.index [</text:span><text:span text:style-name="T5">"user_id"</text:span><text:span text:style-name="T1">], </text:span><text:span text:style-name="T6">name</text:span><text:span text:style-name="T1">: </text:span><text:span text:style-name="T5">"index_user_models_on_user_id"</text:span></text:p>
      <text:p text:style-name="P2"><text:span text:style-name="T4"><text:s text:c="2"/></text:span><text:span text:style-name="T8">end</text:span></text:p>
      <text:p text:style-name="P2"><text:span text:style-name="T7"><text:s text:c="2"/></text:span><text:span text:style-name="T2">create_table </text:span><text:span text:style-name="T5">"users"</text:span><text:span text:style-name="T1">, </text:span><text:span text:style-name="T6">force</text:span><text:span text:style-name="T1">: </text:span><text:span text:style-name="T6">:cascade </text:span><text:span text:style-name="T8">do </text:span><text:span text:style-name="T1">|</text:span><text:span text:style-name="T9">t</text:span><text:span text:style-name="T1">|</text:span></text:p>
      <text:p text:style-name="P2"><text:s text:c="4"/><text:span text:style-name="T9">t</text:span><text:span text:style-name="T1">.</text:span><text:span text:style-name="T2">string <text:s text:c="2"/></text:span><text:span text:style-name="T5">"firstnam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lastnam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usernam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password_digest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email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function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phone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gender"</text:span></text:p>
      <text:p text:style-name="P2"><text:span text:style-name="T4"><text:s text:c="4"/></text:span><text:span text:style-name="T9">t</text:span><text:span text:style-name="T1">.</text:span><text:span text:style-name="T2">string <text:s text:c="2"/></text:span><text:span text:style-name="T5">"cellphone"</text:span></text:p>
      <text:p text:style-name="P2"><text:span text:style-name="T4"><text:s text:c="4"/></text:span><text:span text:style-name="T9">t</text:span><text:span text:style-name="T1">.datetime </text:span><text:span text:style-name="T5">"created_at"</text:span><text:span text:style-name="T1">, <text:s text:c="5"/></text:span><text:span text:style-name="T6">null</text:span><text:span text:style-name="T1">: </text:span><text:span text:style-name="T8">false</text:span></text:p>
      <text:p text:style-name="P2"><text:span text:style-name="T7"><text:s text:c="4"/></text:span><text:span text:style-name="T9">t</text:span><text:span text:style-name="T1">.datetime </text:span><text:span text:style-name="T5">"updated_at"</text:span><text:span text:style-name="T1">, <text:s text:c="5"/></text:span><text:span text:style-name="T6">null</text:span><text:span text:style-name="T1">: </text:span><text:span text:style-name="T8">false</text:span></text:p>
      <text:p text:style-name="P3"><text:s text:c="2"/><text:span text:style-name="T3">end</text:span></text:p>
      <text:p text:style-name="P1">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02:56.680632728</meta:creation-date>
    <dc:date>2016-06-14T15:03:49.050632993</dc:date>
    <meta:editing-duration>P0D</meta:editing-duration>
    <meta:editing-cycles>1</meta:editing-cycles>
    <meta:document-statistic meta:table-count="0" meta:image-count="0" meta:object-count="0" meta:page-count="3" meta:paragraph-count="150" meta:word-count="447" meta:character-count="5046" meta:non-whitespace-character-count="4007"/>
    <meta:generator>LibreOffice/4.2.8.2$Linux_X86_64 LibreOffice_project/420m0$Build-2</meta:generator>
  </office:meta>
</office:document-meta>
</file>